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3" svg:font-family="'Times New Roman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92d050" draw:opacity="43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.937cm" fo:min-width="1.40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2d050" draw:opacity="43%" draw:textarea-vertical-align="middle" draw:auto-grow-height="false" draw:fit-to-size="false" fo:min-height="1.443cm" fo:min-width="5.215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cm" svg:stroke-color="#000000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solid" svg:stroke-width="0.071cm" svg:stroke-color="#c0504d" draw:fill="solid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subtitle">
      <style:graphic-properties draw:stroke="solid" svg:stroke-width="0.071cm" svg:stroke-color="#c0504d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Slide-subtitle" style:list-style-name="L4">
      <style:graphic-properties draw:stroke="solid" svg:stroke-width="0.071cm" svg:stroke-color="#c0504d" draw:fill="solid" draw:fill-color="#ffffff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Slide-subtitle" style:list-style-name="L4">
      <style:graphic-properties draw:stroke="solid" svg:stroke-width="0.071cm" svg:stroke-color="#c0504d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Slide-subtitle" style:list-style-name="L4">
      <style:graphic-properties draw:stroke="solid" svg:stroke-width="0.071cm" svg:stroke-color="#c0504d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Slide-subtitle" style:list-style-name="L4">
      <style:graphic-properties draw:stroke="solid" svg:stroke-width="0.071cm" svg:stroke-color="#c0504d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Slide-subtitle" style:list-style-name="L4">
      <style:graphic-properties draw:stroke="solid" svg:stroke-width="0.071cm" svg:stroke-color="#c0504d" draw:fill="solid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Slide-subtitle">
      <style:graphic-properties draw:stroke="solid" svg:stroke-width="0.071cm" svg:stroke-color="#c0504d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1.641cm" style:use-optimal-column-width="false"/>
    </style:style>
    <style:style style:name="co2" style:family="table-column">
      <style:table-column-properties style:column-width="4.86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74pt solid #000000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2d050" draw:opacity="43%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1.429cm" fo:margin-right="0cm" fo:margin-top="0.226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69cm" fo:margin-bottom="0cm" fo:line-height="16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1.722cm" fo:margin-right="0cm" fo:margin-top="0.169cm" fo:margin-bottom="0cm" fo:line-height="160%" fo:text-align="justify" fo:text-indent="-0.48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1.245cm" fo:margin-right="0cm" fo:margin-top="0.169cm" fo:margin-bottom="0cm" fo:line-height="16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476cm" fo:margin-right="0cm" fo:margin-top="0.169cm" fo:margin-bottom="0cm" fo:line-height="160%" fo:text-align="justify" fo:text-indent="-0.47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1" style:family="paragraph">
      <loext:graphic-properties draw:fill="solid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.169cm" fo:margin-bottom="0cm" fo:line-height="16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font-size="18pt" fo:hyphenate="false"/>
    </style:style>
    <style:style style:name="P32" style:family="paragraph">
      <style:paragraph-properties fo:margin-left="0.318cm" fo:margin-right="0cm" fo:margin-top="0cm" fo:margin-bottom="0cm" fo:line-height="150%" fo:text-align="justify" fo:text-indent="0.159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1.588cm" fo:margin-right="0cm" fo:margin-top="0.169cm" fo:margin-bottom="0cm" fo:line-height="100%" fo:text-align="start" fo:text-indent="-1.58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5" style:family="paragraph">
      <style:paragraph-properties fo:margin-left="0cm" fo:margin-right="0cm" fo:margin-top="0.141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.169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style:paragraph-properties fo:margin-left="4.745cm" fo:margin-right="0cm" fo:margin-top="0.198cm" fo:margin-bottom="0cm" fo:line-height="100%" fo:text-align="start" fo:text-indent="-4.744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style:paragraph-properties fo:margin-left="0cm" fo:margin-right="0cm" fo:margin-top="0.141cm" fo:margin-bottom="0cm" fo:line-height="15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b05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12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4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1">NCTUns Network Simulator</text:span></text:p>
            <text:p text:style-name="P1"><text:span text:style-name="T1"/></text:p>
          </draw:text-box>
        </draw:frame>
        <draw:frame draw:name="Footer Placeholder 3" presentation:style-name="pr2" draw:text-style-name="P4" draw:layer="layout" svg:width="12.276cm" svg:height="1.013cm" svg:x="5.08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g draw:name="Group 11">
          <draw:custom-shape draw:name="Moon 6" draw:style-name="gr1" draw:text-style-name="P6" draw:layer="layout" svg:width="7.293cm" svg:height="2.623cm" draw:transform="rotate (0.483979801578028) translate (15.895cm 15.818cm)">
            <text:p/>
            <draw:enhanced-geometry draw:mirror-horizontal="false" draw:mirror-vertical="false" draw:text-areas="?f19 ?f26 ?f3 ?f27" svg:viewBox="0 0 0 0" draw:type="ooxml-moon" draw:modifiers="36937" draw:enhanced-path="M ?f37 ?f38 Z N" drawooo:enhanced-path="M ?f37 ?f38 G ?f39 ?f13 ?f40 ?f41 ?f29 ?f14 ?f42 ?f43 Z N">
              <draw:equation draw:name="f0" draw:formula="if(0-$0 ,0,if(87500-$0 ,$0 ,87500))"/>
              <draw:equation draw:name="f1" draw:formula="min(logwidth,logheight)"/>
              <draw:equation draw:name="f2" draw:formula="?f1 *?f0 /100000"/>
              <draw:equation draw:name="f3" draw:formula="?f2 *logwidth/?f1 "/>
              <draw:equation draw:name="f4" draw:formula="?f1 +0-?f2 "/>
              <draw:equation draw:name="f5" draw:formula="?f2 *?f2 /?f4 "/>
              <draw:equation draw:name="f6" draw:formula="?f1 *?f1 /?f4 "/>
              <draw:equation draw:name="f7" draw:formula="?f6 *2/1"/>
              <draw:equation draw:name="f8" draw:formula="?f7 +0-?f5 "/>
              <draw:equation draw:name="f9" draw:formula="?f8 +0-?f2 "/>
              <draw:equation draw:name="f10" draw:formula="?f9 *logwidth/?f1 "/>
              <draw:equation draw:name="f11" draw:formula="?f8 *1/2"/>
              <draw:equation draw:name="f12" draw:formula="?f11 +0-?f2 "/>
              <draw:equation draw:name="f13" draw:formula="logheight/2"/>
              <draw:equation draw:name="f14" draw:formula="?f12 *?f13 /?f1 "/>
              <draw:equation draw:name="f15" draw:formula="logheight/2"/>
              <draw:equation draw:name="f16" draw:formula="?f15 +0-?f14 "/>
              <draw:equation draw:name="f17" draw:formula="?f15 +?f14 -0"/>
              <draw:equation draw:name="f18" draw:formula="?f2 *9598/32768"/>
              <draw:equation draw:name="f19" draw:formula="?f18 *logwidth/?f1 "/>
              <draw:equation draw:name="f20" draw:formula="?f1 +0-?f18 "/>
              <draw:equation draw:name="f21" draw:formula="?f1 *?f1 /1"/>
              <draw:equation draw:name="f22" draw:formula="?f20 *?f20 /1"/>
              <draw:equation draw:name="f23" draw:formula="?f21 +0-?f22 "/>
              <draw:equation draw:name="f24" draw:formula="sqrt(?f23 )"/>
              <draw:equation draw:name="f25" draw:formula="?f24 *?f13 /?f1 "/>
              <draw:equation draw:name="f26" draw:formula="?f15 +0-?f25 "/>
              <draw:equation draw:name="f27" draw:formula="?f15 +?f25 -0"/>
              <draw:equation draw:name="f28" draw:formula="?f10 +0-?f3 "/>
              <draw:equation draw:name="f29" draw:formula="?f28 *1/2"/>
              <draw:equation draw:name="f30" draw:formula="?f3 +?f29 -logwidth"/>
              <draw:equation draw:name="f31" draw:formula="?f30 *-1/1"/>
              <draw:equation draw:name="f32" draw:formula="?f13 *-1/1"/>
              <draw:equation draw:name="f33" draw:formula="(10800000*atan2(?f32 ,?f31 ))/pi"/>
              <draw:equation draw:name="f34" draw:formula="(10800000*atan2(?f13 ,?f31 ))/pi"/>
              <draw:equation draw:name="f35" draw:formula="?f34 +0-21600000"/>
              <draw:equation draw:name="f36" draw:formula="?f35 +0-?f33 "/>
              <draw:equation draw:name="f37" draw:formula="logwidth"/>
              <draw:equation draw:name="f38" draw:formula="logheight"/>
              <draw:equation draw:name="f39" draw:formula="logwidth"/>
              <draw:equation draw:name="f40" draw:formula="(5400000)/60000.0"/>
              <draw:equation draw:name="f41" draw:formula="(10800000)/60000.0"/>
              <draw:equation draw:name="f42" draw:formula="(?f33 )/60000.0"/>
              <draw:equation draw:name="f43" draw:formula="(?f36 )/60000.0"/>
              <draw:handle draw:handle-position="?f3 ?f15" draw:handle-range-x-maximum="87500" draw:handle-range-x-minimum="0"/>
            </draw:enhanced-geometry>
          </draw:custom-shape>
          <draw:custom-shape draw:name="Rectangle 7" draw:style-name="gr2" draw:text-style-name="P7" draw:layer="layout" svg:width="5.714cm" svg:height="1.692cm" svg:x="16.742cm" svg:y="14.3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3" draw:text-style-name="P9" draw:layer="layout" svg:width="5.079cm" svg:height="1.013cm" svg:x="16.722cm" svg:y="14.605cm">
          <text:p text:style-name="P8"><text:span text:style-name="T3"><text:s text:c="10"/></text:span><text:span text:style-name="T4">CSE@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2" draw:text-style-name="P4" draw:layer="layout" svg:width="5.926cm" svg:height="1.013cm" svg:x="1.27cm" svg:y="17.658cm">
          <draw:text-box>
            <text:p text:style-name="P10"><text:span text:style-name="T2"><text:date style:data-style-name="D1" text:date-value="2018-09-19">9/19/18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5"><text:s/></text:span><text:span text:style-name="T5">NCTUns Network Simulator</text:span></text:p>
            <text:p text:style-name="P1"><text:span text:style-name="T5"/></text:p>
            <text:p text:style-name="P1"><text:span text:style-name="T5"><text:s/></text:span><text:span text:style-name="T5">Shie-Yuan Wang, Ao-Jan Su, Kuo-Chiang Liao, Hsi-Yun Chen, and Meng-Chen Yu,</text:span></text:p>
            <text:p text:style-name="P1"><text:span text:style-name="T5"><text:s/></text:span><text:span text:style-name="T5">Network and System Laboratory, </text:span></text:p>
            <text:p text:style-name="P1"><text:span text:style-name="T5">Department of Computer Science and Information Engineering,</text:span></text:p>
            <text:p text:style-name="P1"><text:span text:style-name="T5"><text:s/></text:span><text:span text:style-name="T5">National Chiao Tung University, Taiwan</text:span></text:p>
            <text:p text:style-name="P1"><text:span text:style-name="T5"/></text:p>
          </draw:text-box>
        </draw:frame>
        <draw:frame draw:name="Footer Placeholder 3" presentation:style-name="pr2" draw:text-style-name="P4" draw:layer="layout" svg:width="12.276cm" svg:height="1.013cm" svg:x="5.08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g draw:name="Group 11">
          <draw:custom-shape draw:name="Moon 6" draw:style-name="gr5" draw:text-style-name="P6" draw:layer="layout" svg:width="7.293cm" svg:height="2.623cm" draw:transform="rotate (0.483979801578028) translate (15.895cm 15.818cm)">
            <text:p/>
            <draw:enhanced-geometry draw:mirror-horizontal="false" draw:mirror-vertical="false" draw:text-areas="?f19 ?f26 ?f3 ?f27" svg:viewBox="0 0 0 0" draw:type="ooxml-moon" draw:modifiers="36937" draw:enhanced-path="M ?f37 ?f38 Z N" drawooo:enhanced-path="M ?f37 ?f38 G ?f39 ?f13 ?f40 ?f41 ?f29 ?f14 ?f42 ?f43 Z N">
              <draw:equation draw:name="f0" draw:formula="if(0-$0 ,0,if(87500-$0 ,$0 ,87500))"/>
              <draw:equation draw:name="f1" draw:formula="min(logwidth,logheight)"/>
              <draw:equation draw:name="f2" draw:formula="?f1 *?f0 /100000"/>
              <draw:equation draw:name="f3" draw:formula="?f2 *logwidth/?f1 "/>
              <draw:equation draw:name="f4" draw:formula="?f1 +0-?f2 "/>
              <draw:equation draw:name="f5" draw:formula="?f2 *?f2 /?f4 "/>
              <draw:equation draw:name="f6" draw:formula="?f1 *?f1 /?f4 "/>
              <draw:equation draw:name="f7" draw:formula="?f6 *2/1"/>
              <draw:equation draw:name="f8" draw:formula="?f7 +0-?f5 "/>
              <draw:equation draw:name="f9" draw:formula="?f8 +0-?f2 "/>
              <draw:equation draw:name="f10" draw:formula="?f9 *logwidth/?f1 "/>
              <draw:equation draw:name="f11" draw:formula="?f8 *1/2"/>
              <draw:equation draw:name="f12" draw:formula="?f11 +0-?f2 "/>
              <draw:equation draw:name="f13" draw:formula="logheight/2"/>
              <draw:equation draw:name="f14" draw:formula="?f12 *?f13 /?f1 "/>
              <draw:equation draw:name="f15" draw:formula="logheight/2"/>
              <draw:equation draw:name="f16" draw:formula="?f15 +0-?f14 "/>
              <draw:equation draw:name="f17" draw:formula="?f15 +?f14 -0"/>
              <draw:equation draw:name="f18" draw:formula="?f2 *9598/32768"/>
              <draw:equation draw:name="f19" draw:formula="?f18 *logwidth/?f1 "/>
              <draw:equation draw:name="f20" draw:formula="?f1 +0-?f18 "/>
              <draw:equation draw:name="f21" draw:formula="?f1 *?f1 /1"/>
              <draw:equation draw:name="f22" draw:formula="?f20 *?f20 /1"/>
              <draw:equation draw:name="f23" draw:formula="?f21 +0-?f22 "/>
              <draw:equation draw:name="f24" draw:formula="sqrt(?f23 )"/>
              <draw:equation draw:name="f25" draw:formula="?f24 *?f13 /?f1 "/>
              <draw:equation draw:name="f26" draw:formula="?f15 +0-?f25 "/>
              <draw:equation draw:name="f27" draw:formula="?f15 +?f25 -0"/>
              <draw:equation draw:name="f28" draw:formula="?f10 +0-?f3 "/>
              <draw:equation draw:name="f29" draw:formula="?f28 *1/2"/>
              <draw:equation draw:name="f30" draw:formula="?f3 +?f29 -logwidth"/>
              <draw:equation draw:name="f31" draw:formula="?f30 *-1/1"/>
              <draw:equation draw:name="f32" draw:formula="?f13 *-1/1"/>
              <draw:equation draw:name="f33" draw:formula="(10800000*atan2(?f32 ,?f31 ))/pi"/>
              <draw:equation draw:name="f34" draw:formula="(10800000*atan2(?f13 ,?f31 ))/pi"/>
              <draw:equation draw:name="f35" draw:formula="?f34 +0-21600000"/>
              <draw:equation draw:name="f36" draw:formula="?f35 +0-?f33 "/>
              <draw:equation draw:name="f37" draw:formula="logwidth"/>
              <draw:equation draw:name="f38" draw:formula="logheight"/>
              <draw:equation draw:name="f39" draw:formula="logwidth"/>
              <draw:equation draw:name="f40" draw:formula="(5400000)/60000.0"/>
              <draw:equation draw:name="f41" draw:formula="(10800000)/60000.0"/>
              <draw:equation draw:name="f42" draw:formula="(?f33 )/60000.0"/>
              <draw:equation draw:name="f43" draw:formula="(?f36 )/60000.0"/>
              <draw:handle draw:handle-position="?f3 ?f15" draw:handle-range-x-maximum="87500" draw:handle-range-x-minimum="0"/>
            </draw:enhanced-geometry>
          </draw:custom-shape>
          <draw:custom-shape draw:name="Rectangle 7" draw:style-name="gr6" draw:text-style-name="P7" draw:layer="layout" svg:width="5.714cm" svg:height="1.692cm" svg:x="16.742cm" svg:y="14.3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7" draw:text-style-name="P12" draw:layer="layout" svg:width="5.079cm" svg:height="1.013cm" svg:x="16.722cm" svg:y="14.605cm">
          <text:p text:style-name="P8"><text:span text:style-name="T3"><text:s text:c="10"/></text:span><text:span text:style-name="T4">CSE@G</text:span><text:span text:style-name="T4">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2" draw:text-style-name="P4" draw:layer="layout" svg:width="5.926cm" svg:height="1.013cm" svg:x="1.27cm" svg:y="17.658cm">
          <draw:text-box>
            <text:p text:style-name="P10"><text:span text:style-name="T2"><text:date style:data-style-name="D1" text:date-value="2018-09-19">9/19/18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3"><text:span text:style-name="T6">Content:</text:span></text:p>
            <text:list text:style-name="L5">
              <text:list-item>
                <text:p text:style-name="P14"><text:span text:style-name="T7">A high-level view of NCTUns network simulator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/></text:p>
              </text:list-item>
            </text:list>
            <text:p text:style-name="P15"><text:span text:style-name="T5"/></text:p>
            <text:p text:style-name="P15"><text:span text:style-name="T5"/></text:p>
            <text:p text:style-name="P13"><text:span text:style-name="T5"/></text:p>
            <text:p text:style-name="P15"><text:span text:style-name="T5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9"/></text:p>
            <text:p text:style-name="P13"><text:span text:style-name="T8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g draw:name="Group 6">
          <draw:custom-shape draw:name="Moon 7" draw:style-name="gr1" draw:text-style-name="P6" draw:layer="layout" svg:width="7.293cm" svg:height="2.623cm" draw:transform="rotate (0.483979801578028) translate (16.107cm 16.029cm)">
            <text:p/>
            <draw:enhanced-geometry draw:mirror-horizontal="false" draw:mirror-vertical="false" draw:text-areas="?f19 ?f26 ?f3 ?f27" svg:viewBox="0 0 0 0" draw:type="ooxml-moon" draw:modifiers="36937" draw:enhanced-path="M ?f37 ?f38 Z N" drawooo:enhanced-path="M ?f37 ?f38 G ?f39 ?f13 ?f40 ?f41 ?f29 ?f14 ?f42 ?f43 Z N">
              <draw:equation draw:name="f0" draw:formula="if(0-$0 ,0,if(87500-$0 ,$0 ,87500))"/>
              <draw:equation draw:name="f1" draw:formula="min(logwidth,logheight)"/>
              <draw:equation draw:name="f2" draw:formula="?f1 *?f0 /100000"/>
              <draw:equation draw:name="f3" draw:formula="?f2 *logwidth/?f1 "/>
              <draw:equation draw:name="f4" draw:formula="?f1 +0-?f2 "/>
              <draw:equation draw:name="f5" draw:formula="?f2 *?f2 /?f4 "/>
              <draw:equation draw:name="f6" draw:formula="?f1 *?f1 /?f4 "/>
              <draw:equation draw:name="f7" draw:formula="?f6 *2/1"/>
              <draw:equation draw:name="f8" draw:formula="?f7 +0-?f5 "/>
              <draw:equation draw:name="f9" draw:formula="?f8 +0-?f2 "/>
              <draw:equation draw:name="f10" draw:formula="?f9 *logwidth/?f1 "/>
              <draw:equation draw:name="f11" draw:formula="?f8 *1/2"/>
              <draw:equation draw:name="f12" draw:formula="?f11 +0-?f2 "/>
              <draw:equation draw:name="f13" draw:formula="logheight/2"/>
              <draw:equation draw:name="f14" draw:formula="?f12 *?f13 /?f1 "/>
              <draw:equation draw:name="f15" draw:formula="logheight/2"/>
              <draw:equation draw:name="f16" draw:formula="?f15 +0-?f14 "/>
              <draw:equation draw:name="f17" draw:formula="?f15 +?f14 -0"/>
              <draw:equation draw:name="f18" draw:formula="?f2 *9598/32768"/>
              <draw:equation draw:name="f19" draw:formula="?f18 *logwidth/?f1 "/>
              <draw:equation draw:name="f20" draw:formula="?f1 +0-?f18 "/>
              <draw:equation draw:name="f21" draw:formula="?f1 *?f1 /1"/>
              <draw:equation draw:name="f22" draw:formula="?f20 *?f20 /1"/>
              <draw:equation draw:name="f23" draw:formula="?f21 +0-?f22 "/>
              <draw:equation draw:name="f24" draw:formula="sqrt(?f23 )"/>
              <draw:equation draw:name="f25" draw:formula="?f24 *?f13 /?f1 "/>
              <draw:equation draw:name="f26" draw:formula="?f15 +0-?f25 "/>
              <draw:equation draw:name="f27" draw:formula="?f15 +?f25 -0"/>
              <draw:equation draw:name="f28" draw:formula="?f10 +0-?f3 "/>
              <draw:equation draw:name="f29" draw:formula="?f28 *1/2"/>
              <draw:equation draw:name="f30" draw:formula="?f3 +?f29 -logwidth"/>
              <draw:equation draw:name="f31" draw:formula="?f30 *-1/1"/>
              <draw:equation draw:name="f32" draw:formula="?f13 *-1/1"/>
              <draw:equation draw:name="f33" draw:formula="(10800000*atan2(?f32 ,?f31 ))/pi"/>
              <draw:equation draw:name="f34" draw:formula="(10800000*atan2(?f13 ,?f31 ))/pi"/>
              <draw:equation draw:name="f35" draw:formula="?f34 +0-21600000"/>
              <draw:equation draw:name="f36" draw:formula="?f35 +0-?f33 "/>
              <draw:equation draw:name="f37" draw:formula="logwidth"/>
              <draw:equation draw:name="f38" draw:formula="logheight"/>
              <draw:equation draw:name="f39" draw:formula="logwidth"/>
              <draw:equation draw:name="f40" draw:formula="(5400000)/60000.0"/>
              <draw:equation draw:name="f41" draw:formula="(10800000)/60000.0"/>
              <draw:equation draw:name="f42" draw:formula="(?f33 )/60000.0"/>
              <draw:equation draw:name="f43" draw:formula="(?f36 )/60000.0"/>
              <draw:handle draw:handle-position="?f3 ?f15" draw:handle-range-x-maximum="87500" draw:handle-range-x-minimum="0"/>
            </draw:enhanced-geometry>
          </draw:custom-shape>
          <draw:custom-shape draw:name="Rectangle 8" draw:style-name="gr2" draw:text-style-name="P7" draw:layer="layout" svg:width="5.714cm" svg:height="1.692cm" svg:x="16.953cm" svg:y="14.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3" draw:text-style-name="P9" draw:layer="layout" svg:width="5.079cm" svg:height="1.013cm" svg:x="17.357cm" svg:y="14.817cm">
          <text:p text:style-name="P8"><text:span text:style-name="T3"><text:s text:c="10"/></text:span><text:span text:style-name="T4">CSE@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2" draw:text-style-name="P4" draw:layer="layout" svg:width="5.926cm" svg:height="1.013cm" svg:x="1.27cm" svg:y="17.659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ubtitle 2" presentation:style-name="pr1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10">A high-level view of NCTUns network simulator</text:span></text:p>
            <text:p text:style-name="P1"><text:span text:style-name="T11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<text:s/></text:span><text:span text:style-name="T6">A high-level view of NCTUns network simulator</text:span></text:p>
            <text:list text:style-name="L9">
              <text:list-item>
                <text:p text:style-name="P16"><text:span text:style-name="T12"><text:s/></text:span><text:span text:style-name="T12">Support for Various Networks</text:span></text:p>
              </text:list-item>
              <text:list-item>
                <text:p text:style-name="P16"><text:span text:style-name="T12"><text:s/></text:span><text:span text:style-name="T12">Support for Various Networking Devices </text:span></text:p>
              </text:list-item>
              <text:list-item>
                <text:p text:style-name="P16"><text:span text:style-name="T12"><text:s/></text:span><text:span text:style-name="T12">Support for Various Network Protocols</text:span></text:p>
              </text:list-item>
            </text:list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1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<text:s/></text:span><text:span text:style-name="T6">A high-level view of NCTUns network simulator</text:span></text:p>
            <text:list text:style-name="L9">
              <text:list-item>
                <text:p text:style-name="P16"><text:span text:style-name="T12"><text:s/></text:span><text:span text:style-name="T12">Support for Various Networks</text:span></text:p>
              </text:list-item>
            </text:list>
            <text:p text:style-name="P17"><text:span text:style-name="T13">Wired networks with fixed nodes and point-to-point links</text:span></text:p>
            <text:p text:style-name="P17"><text:span text:style-name="T13">Wireless networks with mobile nodes and IEEE 802.11 (b)</text:span></text:p>
            <text:p text:style-name="P17"><text:span text:style-name="T13">Wireless network interfaces</text:span></text:p>
            <text:list text:style-name="L11">
              <text:list-item>
                <text:p text:style-name="P16"><text:span text:style-name="T12"><text:s/></text:span><text:span text:style-name="T12">Support for Various Networking Devices </text:span></text:p>
              </text:list-item>
              <text:list-item>
                <text:p text:style-name="P16"><text:span text:style-name="T12"><text:s/></text:span><text:span text:style-name="T12">Support for Various Network Protocols</text:span></text:p>
              </text:list-item>
            </text:list>
            <text:p text:style-name="P18"><text:span text:style-name="T13"/></text:p>
            <text:p text:style-name="P19"><text:span text:style-name="T12"/></text:p>
            <text:p text:style-name="P15"><text:span text:style-name="T5"/></text:p>
            <text:p text:style-name="P13"><text:span text:style-name="T5"/></text:p>
            <text:p text:style-name="P15"><text:span text:style-name="T5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9"/></text:p>
            <text:p text:style-name="P13"><text:span text:style-name="T8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1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<text:s/></text:span><text:span text:style-name="T6">A high-level view of NCTUns network simulator</text:span></text:p>
            <text:list text:style-name="L9">
              <text:list-item>
                <text:p text:style-name="P16"><text:span text:style-name="T12"><text:s/></text:span><text:span text:style-name="T12">Support for Various Networks </text:span></text:p>
              </text:list-item>
            </text:list>
            <text:list text:style-name="L11">
              <text:list-item>
                <text:p text:style-name="P16"><text:span text:style-name="T12"><text:s/></text:span><text:span text:style-name="T12">Support for Various Networking Devices</text:span></text:p>
              </text:list-item>
            </text:list>
            <text:p text:style-name="P17"><text:span text:style-name="T13">Ethernet hubs, switches, routers, hosts, </text:span></text:p>
            <text:p text:style-name="P17"><text:span text:style-name="T13">IEEE 802.11 wireless access points and interfaces</text:span></text:p>
            <text:list text:continue-numbering="true" text:style-name="L11">
              <text:list-item>
                <text:p text:style-name="P16"><text:span text:style-name="T12"><text:s/></text:span><text:span text:style-name="T12">Support for Various Network Protocols</text:span></text:p>
              </text:list-item>
            </text:list>
            <text:p text:style-name="P18"><text:span text:style-name="T13"/></text:p>
            <text:p text:style-name="P19"><text:span text:style-name="T12"/></text:p>
            <text:p text:style-name="P15"><text:span text:style-name="T5"/></text:p>
            <text:p text:style-name="P13"><text:span text:style-name="T5"/></text:p>
            <text:p text:style-name="P15"><text:span text:style-name="T5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9"/></text:p>
            <text:p text:style-name="P13"><text:span text:style-name="T8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1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<text:s/></text:span><text:span text:style-name="T6">A high-level view of NCTUns network simulator</text:span></text:p>
            <text:list text:style-name="L9">
              <text:list-item>
                <text:p text:style-name="P16"><text:span text:style-name="T12"><text:s/></text:span><text:span text:style-name="T12">Support for Various Networks </text:span></text:p>
              </text:list-item>
            </text:list>
            <text:list text:style-name="L11">
              <text:list-item>
                <text:p text:style-name="P16"><text:span text:style-name="T12"><text:s/></text:span><text:span text:style-name="T12">Support for Various Networking Devices </text:span></text:p>
              </text:list-item>
              <text:list-item>
                <text:p text:style-name="P16"><text:span text:style-name="T12"><text:s/></text:span><text:span text:style-name="T12">Support for Various Network Protocols</text:span></text:p>
              </text:list-item>
            </text:list>
            <text:p text:style-name="P18"><text:span text:style-name="T13">IEEE 802.3 CSMA/CD MAC, IEEE 802.11 (b), CSMA/CA MAC</text:span></text:p>
            <text:p text:style-name="P18"><text:span text:style-name="T13">Learning bridge, spanning tree</text:span></text:p>
            <text:p text:style-name="P18"><text:span text:style-name="T13">IP, RIP, OSPF, UDP, TCP, HTTP, FTP, Telnet</text:span></text:p>
            <text:p text:style-name="P19"><text:span text:style-name="T12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1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ubtitle 2" presentation:style-name="pr5" draw:text-style-name="P21" draw:layer="layout" svg:width="23.917cm" svg:height="16.932cm" svg:x="0.847cm" svg:y="1.058cm" presentation:class="subtitle" presentation:user-transformed="true">
          <draw:text-box>
            <text:p text:style-name="P20"><text:span text:style-name="T10">Major modules of NCTUns network simulator</text:span></text:p>
            <text:p text:style-name="P20"><text:span text:style-name="T11"/></text:p>
          </draw:text-box>
        </draw:frame>
        <draw:frame draw:name="Slide Number Placeholder 5" presentation:style-name="pr6" draw:text-style-name="P23" draw:layer="layout" svg:width="5.926cm" svg:height="1.013cm" svg:x="18.203cm" svg:y="17.657cm" presentation:class="page-number" presentation:user-transformed="true">
          <draw:text-box>
            <text:p text:style-name="P22"><text:span text:style-name="T2"><text:page-number>&lt;number&gt;</text:page-number></text:span></text:p>
          </draw:text-box>
        </draw:frame>
        <draw:frame draw:name="Date Placeholder 4" presentation:style-name="pr7" draw:text-style-name="P25" draw:layer="layout" svg:width="5.926cm" svg:height="1.013cm" svg:x="1.27cm" svg:y="17.66cm">
          <draw:text-box>
            <text:p text:style-name="P24"><text:span text:style-name="T2"><text:date style:data-style-name="D1" text:date-value="2018-09-19">9/19/18</text:date></text:span></text:p>
          </draw:text-box>
        </draw:frame>
        <draw:frame draw:name="Footer Placeholder 3" presentation:style-name="pr8" draw:text-style-name="P27" draw:layer="layout" svg:width="12.276cm" svg:height="1.013cm" svg:x="5.08cm" svg:y="17.658cm">
          <draw:text-box>
            <text:p text:style-name="P26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ubtitle 2" presentation:style-name="pr9" draw:text-style-name="P21" draw:layer="layout" svg:width="23.917cm" svg:height="16.932cm" svg:x="0.847cm" svg:y="1.058cm" presentation:class="subtitle" presentation:user-transformed="true">
          <draw:text-box>
            <text:p text:style-name="P20"><text:span text:style-name="T6"><text:s/></text:span><text:span text:style-name="T6">Major modules of NCTUns network simulator</text:span></text:p>
            <text:list text:style-name="L9">
              <text:list-item>
                <text:p text:style-name="P29"><text:span text:style-name="T12"><text:s/></text:span><text:span text:style-name="T12">GUI</text:span></text:p>
              </text:list-item>
              <text:list-item>
                <text:p text:style-name="P29"><text:span text:style-name="T12"><text:s/></text:span><text:span text:style-name="T12">Simulation job dispatcher</text:span></text:p>
              </text:list-item>
              <text:list-item>
                <text:p text:style-name="P29"><text:span text:style-name="T12"><text:s/></text:span><text:span text:style-name="T12">Coordinator</text:span></text:p>
              </text:list-item>
            </text:list>
            <text:p text:style-name="P29"><text:span text:style-name="T12"/></text:p>
          </draw:text-box>
        </draw:frame>
        <draw:frame draw:name="Slide Number Placeholder 5" presentation:style-name="pr10" draw:text-style-name="P23" draw:layer="layout" svg:width="5.926cm" svg:height="1.013cm" svg:x="18.203cm" svg:y="17.657cm" presentation:class="page-number" presentation:user-transformed="true">
          <draw:text-box>
            <text:p text:style-name="P22"><text:span text:style-name="T2"><text:page-number>&lt;number&gt;</text:page-number></text:span></text:p>
          </draw:text-box>
        </draw:frame>
        <draw:frame draw:name="Date Placeholder 4" presentation:style-name="pr11" draw:text-style-name="P25" draw:layer="layout" svg:width="5.926cm" svg:height="1.013cm" svg:x="1.27cm" svg:y="17.661cm">
          <draw:text-box>
            <text:p text:style-name="P24"><text:span text:style-name="T2"><text:date style:data-style-name="D1" text:date-value="2018-09-19">9/19/18</text:date></text:span></text:p>
          </draw:text-box>
        </draw:frame>
        <draw:frame draw:name="Footer Placeholder 3" presentation:style-name="pr12" draw:text-style-name="P27" draw:layer="layout" svg:width="12.276cm" svg:height="1.013cm" svg:x="5.08cm" svg:y="17.658cm">
          <draw:text-box>
            <text:p text:style-name="P26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ubtitle 2" presentation:style-name="pr13" draw:text-style-name="P21" draw:layer="layout" svg:width="23.917cm" svg:height="16.932cm" svg:x="0.847cm" svg:y="1.058cm" presentation:class="subtitle" presentation:user-transformed="true">
          <draw:text-box>
            <text:p text:style-name="P20"><text:span text:style-name="T6"><text:s/></text:span><text:span text:style-name="T6">Major modules of NCTUns network simulator</text:span></text:p>
            <text:list text:style-name="L9">
              <text:list-item>
                <text:p text:style-name="P29"><text:span text:style-name="T12"><text:s/></text:span><text:span text:style-name="T12">GUI</text:span></text:p>
              </text:list-item>
            </text:list>
            <text:p text:style-name="P18"><text:span text:style-name="T13">Draw network topologies</text:span></text:p>
            <text:p text:style-name="P18"><text:span text:style-name="T13">Configuring the protocol modules used inside a node</text:span></text:p>
            <text:p text:style-name="P18"><text:span text:style-name="T13">Specifying the moving path of mobile nodes</text:span></text:p>
            <text:p text:style-name="P18"><text:span text:style-name="T13">Plot network performance graphs</text:span></text:p>
            <text:p text:style-name="P18"><text:span text:style-name="T13">Play back the animation of a logged packet transfer trace</text:span></text:p>
            <text:list text:continue-numbering="true" text:style-name="L9">
              <text:list-item>
                <text:p text:style-name="P29"><text:span text:style-name="T12"><text:s/></text:span><text:span text:style-name="T12">Simulation job dispatcher</text:span></text:p>
              </text:list-item>
              <text:list-item>
                <text:p text:style-name="P29"><text:span text:style-name="T12"><text:s/></text:span><text:span text:style-name="T12">Coordinator</text:span></text:p>
              </text:list-item>
            </text:list>
            <text:p text:style-name="P29"><text:span text:style-name="T12"/></text:p>
          </draw:text-box>
        </draw:frame>
        <draw:frame draw:name="Slide Number Placeholder 5" presentation:style-name="pr14" draw:text-style-name="P23" draw:layer="layout" svg:width="5.926cm" svg:height="1.013cm" svg:x="18.203cm" svg:y="17.657cm" presentation:class="page-number" presentation:user-transformed="true">
          <draw:text-box>
            <text:p text:style-name="P22"><text:span text:style-name="T2"><text:page-number>&lt;number&gt;</text:page-number></text:span></text:p>
          </draw:text-box>
        </draw:frame>
        <draw:frame draw:name="Date Placeholder 4" presentation:style-name="pr15" draw:text-style-name="P25" draw:layer="layout" svg:width="5.926cm" svg:height="1.013cm" svg:x="1.27cm" svg:y="17.661cm">
          <draw:text-box>
            <text:p text:style-name="P24"><text:span text:style-name="T2"><text:date style:data-style-name="D1" text:date-value="2018-09-19">9/19/18</text:date></text:span></text:p>
          </draw:text-box>
        </draw:frame>
        <draw:frame draw:name="Footer Placeholder 3" presentation:style-name="pr16" draw:text-style-name="P27" draw:layer="layout" svg:width="12.276cm" svg:height="1.013cm" svg:x="5.08cm" svg:y="17.658cm">
          <draw:text-box>
            <text:p text:style-name="P26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Subtitle 2" presentation:style-name="pr17" draw:text-style-name="P21" draw:layer="layout" svg:width="23.917cm" svg:height="16.932cm" svg:x="0.847cm" svg:y="1.058cm" presentation:class="subtitle" presentation:user-transformed="true">
          <draw:text-box>
            <text:p text:style-name="P20"><text:span text:style-name="T6"><text:s/></text:span><text:span text:style-name="T6">Major modules of NCTUns network simulator</text:span></text:p>
            <text:list text:style-name="L9">
              <text:list-item>
                <text:p text:style-name="P29"><text:span text:style-name="T12"><text:s/></text:span><text:span text:style-name="T12">GUI <text:s/></text:span></text:p>
              </text:list-item>
              <text:list-item>
                <text:p text:style-name="P29"><text:span text:style-name="T12"><text:s/></text:span><text:span text:style-name="T12">Simulation job dispatcher</text:span></text:p>
              </text:list-item>
            </text:list>
            <text:p text:style-name="P18"><text:span text:style-name="T13">Manage and use multiple simulation servers at the same time <text:s text:c="4"/>to increase aggregate simulation throughput (Server)</text:span></text:p>
            <text:list text:continue-numbering="true" text:style-name="L9">
              <text:list-item>
                <text:p text:style-name="P29"><text:span text:style-name="T12"><text:s/></text:span><text:span text:style-name="T12">Coordinator</text:span></text:p>
              </text:list-item>
            </text:list>
            <text:p text:style-name="P29"><text:span text:style-name="T12"/></text:p>
          </draw:text-box>
        </draw:frame>
        <draw:frame draw:name="Slide Number Placeholder 5" presentation:style-name="pr18" draw:text-style-name="P23" draw:layer="layout" svg:width="5.926cm" svg:height="1.013cm" svg:x="18.203cm" svg:y="17.657cm" presentation:class="page-number" presentation:user-transformed="true">
          <draw:text-box>
            <text:p text:style-name="P22"><text:span text:style-name="T2"><text:page-number>&lt;number&gt;</text:page-number></text:span></text:p>
          </draw:text-box>
        </draw:frame>
        <draw:frame draw:name="Date Placeholder 4" presentation:style-name="pr19" draw:text-style-name="P25" draw:layer="layout" svg:width="5.926cm" svg:height="1.013cm" svg:x="1.27cm" svg:y="17.661cm">
          <draw:text-box>
            <text:p text:style-name="P24"><text:span text:style-name="T2"><text:date style:data-style-name="D1" text:date-value="2018-09-19">9/19/18</text:date></text:span></text:p>
          </draw:text-box>
        </draw:frame>
        <draw:frame draw:name="Footer Placeholder 3" presentation:style-name="pr20" draw:text-style-name="P27" draw:layer="layout" svg:width="12.276cm" svg:height="1.013cm" svg:x="5.08cm" svg:y="17.658cm">
          <draw:text-box>
            <text:p text:style-name="P26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Subtitle 2" presentation:style-name="pr21" draw:text-style-name="P21" draw:layer="layout" svg:width="23.917cm" svg:height="16.932cm" svg:x="0.847cm" svg:y="1.058cm" presentation:class="subtitle" presentation:user-transformed="true">
          <draw:text-box>
            <text:p text:style-name="P20"><text:span text:style-name="T6"><text:s/></text:span><text:span text:style-name="T6">Major </text:span><text:span text:style-name="T6">modules of </text:span><text:span text:style-name="T6">NCTUns </text:span><text:span text:style-name="T6">network </text:span><text:span text:style-name="T6">simulator</text:span></text:p>
            <text:list text:style-name="L9">
              <text:list-item>
                <text:p text:style-name="P29"><text:span text:style-name="T12"><text:s/></text:span><text:span text:style-name="T12">GUI <text:s/></text:span></text:p>
              </text:list-item>
              <text:list-item>
                <text:p text:style-name="P29"><text:span text:style-name="T12"><text:s/></text:span><text:span text:style-name="T12">Simulation </text:span><text:span text:style-name="T12">job dispatcher </text:span></text:p>
              </text:list-item>
              <text:list-item>
                <text:p text:style-name="P29"><text:span text:style-name="T12"><text:s/></text:span><text:span text:style-name="T12">Coordinator</text:span></text:p>
              </text:list-item>
            </text:list>
            <text:p text:style-name="P18"><text:span text:style-name="T13">Coordinator </text:span><text:span text:style-name="T13">process is </text:span><text:span text:style-name="T13">alive as long </text:span><text:span text:style-name="T13">as the </text:span><text:span text:style-name="T13">simulation </text:span><text:span text:style-name="T13">machine is </text:span><text:span text:style-name="T13">alive</text:span></text:p>
            <text:p text:style-name="P18"><text:span text:style-name="T13">Registers </text:span><text:span text:style-name="T13">itself with </text:span><text:span text:style-name="T13">the </text:span><text:span text:style-name="T13">dispatcher </text:span><text:span text:style-name="T13">to join the </text:span><text:span text:style-name="T13">dispatcher's </text:span><text:span text:style-name="T13">simulation </text:span><text:span text:style-name="T13">machine</text:span></text:p>
            <text:p text:style-name="P18"><text:span text:style-name="T13">Forks a </text:span><text:span text:style-name="T13">simulation </text:span><text:span text:style-name="T13">server </text:span><text:span text:style-name="T13">process to </text:span><text:span text:style-name="T13">simulate </text:span><text:span text:style-name="T13">the </text:span><text:span text:style-name="T13">specified </text:span><text:span text:style-name="T13">network </text:span><text:span text:style-name="T13">and </text:span><text:span text:style-name="T13">protocols to </text:span><text:span text:style-name="T13">execute a </text:span><text:span text:style-name="T13">job</text:span></text:p>
            <text:p text:style-name="P18"><text:span text:style-name="T13">Communica</text:span><text:span text:style-name="T13">tes with the </text:span><text:span text:style-name="T13">dispatcher </text:span><text:span text:style-name="T13">and the GUI </text:span><text:span text:style-name="T13">program on </text:span><text:span text:style-name="T13">behalf of </text:span><text:span text:style-name="T13">the </text:span><text:span text:style-name="T13">simulation </text:span><text:span text:style-name="T13">server </text:span><text:span text:style-name="T13">process</text:span></text:p>
            <text:p text:style-name="P18"><text:span text:style-name="T13">Exchanges </text:span><text:span text:style-name="T13">message </text:span><text:span text:style-name="T13">between </text:span><text:span text:style-name="T13">the </text:span><text:span text:style-name="T13">simulation </text:span><text:span text:style-name="T13">server </text:span><text:span text:style-name="T13">process and </text:span><text:span text:style-name="T13">the GUI </text:span><text:span text:style-name="T13">program </text:span><text:span text:style-name="T13">done via </text:span><text:span text:style-name="T13">the </text:span><text:span text:style-name="T13">coordinator</text:span></text:p>
          </draw:text-box>
        </draw:frame>
        <draw:frame draw:name="Slide Number Placeholder 5" presentation:style-name="pr22" draw:text-style-name="P23" draw:layer="layout" svg:width="5.926cm" svg:height="1.013cm" svg:x="18.203cm" svg:y="17.657cm" presentation:class="page-number" presentation:user-transformed="true">
          <draw:text-box>
            <text:p text:style-name="P22"><text:span text:style-name="T2"><text:page-number>&lt;number&gt;</text:page-number></text:span></text:p>
          </draw:text-box>
        </draw:frame>
        <draw:frame draw:name="Date Placeholder 4" presentation:style-name="pr23" draw:text-style-name="P25" draw:layer="layout" svg:width="5.926cm" svg:height="1.013cm" svg:x="1.27cm" svg:y="17.661cm">
          <draw:text-box>
            <text:p text:style-name="P24"><text:span text:style-name="T2"><text:date style:data-style-name="D1" text:date-value="2018-09-19">9/19/18</text:date></text:span></text:p>
          </draw:text-box>
        </draw:frame>
        <draw:frame draw:name="Footer Placeholder 3" presentation:style-name="pr24" draw:text-style-name="P27" draw:layer="layout" svg:width="12.276cm" svg:height="1.013cm" svg:x="5.08cm" svg:y="17.658cm">
          <draw:text-box>
            <text:p text:style-name="P26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Algorithm for the experiment</text:span></text:p>
            <text:p text:style-name="P30"><text:span text:style-name="T14"/></text:p>
            <text:p text:style-name="P30"><text:span text:style-name="T14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Rectangle 3" draw:style-name="gr8" draw:text-style-name="P9" draw:layer="layout" svg:width="22.859cm" svg:height="12.584cm" svg:x="1.27cm" svg:y="4.445cm">
          <text:list text:style-name="L13">
            <text:list-item>
              <text:p text:style-name="P31"><text:span text:style-name="T13">Declare the required header files limits.h, unistd.h, <text:s/>iostream.h </text:span></text:p>
            </text:list-item>
            <text:list-item>
              <text:p text:style-name="P31"><text:span text:style-name="T13">Define POSIX standard constants</text:span></text:p>
            </text:list-item>
            <text:list-item>
              <text:p text:style-name="P31"><text:span text:style-name="T13">Menu driven code for compile or run time limits checking</text:span></text:p>
            </text:list-item>
            <text:list-item>
              <text:p text:style-name="P31"><text:span text:style-name="T13">Use macros for querying compile time limits</text:span></text:p>
            </text:list-item>
            <text:list-item>
              <text:p text:style-name="P31"><text:span text:style-name="T13">Use sysconf for process related limits checking and pathconf or fpathconf for File related limits checking</text:span></text:p>
            </text:list-item>
          </text:list>
          <text:p text:style-name="P32"><text:span text:style-name="T15"/></text:p>
          <text:p text:style-name="P33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2" draw:text-style-name="P4" draw:layer="layout" svg:width="5.926cm" svg:height="1.013cm" svg:x="1.27cm" svg:y="17.662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ubtitle 2" presentation:style-name="pr25" draw:text-style-name="P34" draw:layer="layout" svg:width="23.917cm" svg:height="16.932cm" svg:x="0.847cm" svg:y="1.058cm" presentation:class="subtitle" presentation:user-transformed="true">
          <draw:text-box>
            <text:p text:style-name="P1"><text:span text:style-name="T6">Pseudo Code / Outline of the Algorithm</text:span></text:p>
            <text:p text:style-name="P1"><text:span text:style-name="T6"/></text:p>
          </draw:text-box>
        </draw:frame>
        <draw:frame draw:name="Footer Placeholder 3" presentation:style-name="pr2" draw:text-style-name="P4" draw:layer="layout" svg:width="11.429cm" svg:height="1.013cm" svg:x="5.292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Date Placeholder 4" presentation:style-name="pr2" draw:text-style-name="P4" draw:layer="layout" svg:width="5.926cm" svg:height="1.013cm" svg:x="1.27cm" svg:y="17.657cm" presentation:class="date-time" presentation:user-transformed="true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Content Placeholder 2" draw:style-name="gr9" draw:text-style-name="P9" draw:layer="layout" svg:width="23.706cm" svg:height="13.969cm" svg:x="1.27cm" svg:y="4.022cm">
          <text:p text:style-name="P35"><text:span text:style-name="T16">For Compile Time Limits:</text:span></text:p>
          <text:p text:style-name="P35"><text:span text:style-name="T17"><text:s text:c="5"/></text:span><text:span text:style-name="T18">If the macro is defined output it’s value </text:span></text:p>
          <text:p text:style-name="P35"><text:span text:style-name="T18"><text:s text:c="5"/></text:span><text:span text:style-name="T18">else a message indicating that it is not defined</text:span></text:p>
          <text:p text:style-name="P35"><text:span text:style-name="T18"><text:s text:c="5"/></text:span><text:span text:style-name="T18">Ex: </text:span></text:p>
          <text:p text:style-name="P35"><text:span text:style-name="T17"><text:s text:c="11"/></text:span><text:span text:style-name="T17">#ifdef _POSIX_OPEN_MAX</text:span></text:p>
          <text:p text:style-name="P35"><text:span text:style-name="T17"><text:s text:c="16"/></text:span><text:span text:style-name="T17">cout&lt;&lt;“Max no of files simultaneously opened”&lt;&lt; POSIX_OPEN_MAX</text:span></text:p>
          <text:p text:style-name="P35"><text:span text:style-name="T17"><text:s text:c="12"/></text:span><text:span text:style-name="T17">else</text:span></text:p>
          <text:p text:style-name="P35"><text:span text:style-name="T17"><text:s text:c="16"/></text:span><text:span text:style-name="T17">cout&lt;&lt;“Macro _POSIX_OPEN_MAX not defined”</text:span></text:p>
          <text:p text:style-name="P35"><text:span text:style-name="T18"/></text:p>
          <text:p text:style-name="P35"><text:span text:style-name="T18"/></text:p>
          <text:p text:style-name="P35"><text:span text:style-name="T16"/></text:p>
          <text:p text:style-name="P3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Subtitle 2" presentation:style-name="pr25" draw:text-style-name="P34" draw:layer="layout" svg:width="23.917cm" svg:height="16.932cm" svg:x="0.847cm" svg:y="1.058cm" presentation:class="subtitle" presentation:user-transformed="true">
          <draw:text-box>
            <text:p text:style-name="P1"><text:span text:style-name="T6">Pseudo Code / Outline of the Algorithm</text:span></text:p>
            <text:p text:style-name="P1"><text:span text:style-name="T6"/></text:p>
          </draw:text-box>
        </draw:frame>
        <draw:frame draw:name="Footer Placeholder 3" presentation:style-name="pr2" draw:text-style-name="P4" draw:layer="layout" svg:width="11.429cm" svg:height="1.013cm" svg:x="5.292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Date Placeholder 4" presentation:style-name="pr2" draw:text-style-name="P4" draw:layer="layout" svg:width="5.926cm" svg:height="1.013cm" svg:x="1.27cm" svg:y="17.657cm" presentation:class="date-time" presentation:user-transformed="true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Content Placeholder 2" draw:style-name="gr9" draw:text-style-name="P9" draw:layer="layout" svg:width="23.706cm" svg:height="13.969cm" svg:x="1.27cm" svg:y="4.022cm">
          <text:p text:style-name="P36"><text:span text:style-name="T12">For Run Time Limits:</text:span></text:p>
          <text:p text:style-name="P36"><text:span text:style-name="T19"><text:s text:c="5"/></text:span><text:span text:style-name="T19">Use sysconf for process related limits and </text:span></text:p>
          <text:p text:style-name="P36"><text:span text:style-name="T19"><text:s text:c="5"/></text:span><text:span text:style-name="T19">pathconf or fpathconf for file <text:s text:c="2"/>related limits</text:span></text:p>
          <text:p text:style-name="P3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Subtitle 2" presentation:style-name="pr25" draw:text-style-name="P34" draw:layer="layout" svg:width="23.917cm" svg:height="16.932cm" svg:x="0.847cm" svg:y="1.058cm" presentation:class="subtitle" presentation:user-transformed="true">
          <draw:text-box>
            <text:p text:style-name="P1"><text:span text:style-name="T6">Pseudo Code / Outline of the Algorithm</text:span></text:p>
            <text:p text:style-name="P1"><text:span text:style-name="T6"/></text:p>
          </draw:text-box>
        </draw:frame>
        <draw:frame draw:name="Footer Placeholder 3" presentation:style-name="pr2" draw:text-style-name="P4" draw:layer="layout" svg:width="11.429cm" svg:height="1.013cm" svg:x="5.292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Date Placeholder 4" presentation:style-name="pr2" draw:text-style-name="P4" draw:layer="layout" svg:width="5.926cm" svg:height="1.013cm" svg:x="1.27cm" svg:y="17.657cm" presentation:class="date-time" presentation:user-transformed="true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Rectangle 6" draw:style-name="gr3" draw:text-style-name="P9" draw:layer="layout" svg:width="15.239cm" svg:height="1.436cm" svg:x="1.482cm" svg:y="3.387cm">
          <text:p text:style-name="P8"><text:span text:style-name="T20">Working with sysconf func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0" draw:text-style-name="P9" draw:layer="layout" svg:width="22.647cm" svg:height="10.454cm" svg:x="1.482cm" svg:y="5.715cm">
          <text:p text:style-name="P37"><text:span text:style-name="T21"><text:s text:c="2"/></text:span><text:span text:style-name="T21">if ((res=sysconf(_SC_CLK_TCK))==-1)</text:span></text:p>
          <text:p text:style-name="P37"><text:span text:style-name="T21"><text:s text:c="8"/></text:span><text:span text:style-name="T21">perror("sysconf");</text:span></text:p>
          <text:p text:style-name="P37"><text:span text:style-name="T21"><text:s text:c="2"/></text:span><text:span text:style-name="T21">else </text:span></text:p>
          <text:p text:style-name="P38"><text:span text:style-name="T21"><text:s text:c="8"/></text:span><text:span text:style-name="T21">cout &lt;&lt; "Number of Clock Ticks is : <text:s/>" <text:s text:c="5"/></text:span></text:p>
          <text:p text:style-name="P38"><text:span text:style-name="T21"><text:s text:c="17"/></text:span><text:span text:style-name="T21">&lt;&lt; res &lt;&lt; endl;</text:span></text:p>
          <text:p text:style-name="P37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Subtitle 2" presentation:style-name="pr25" draw:text-style-name="P34" draw:layer="layout" svg:width="23.917cm" svg:height="16.932cm" svg:x="0.847cm" svg:y="1.058cm" presentation:class="subtitle" presentation:user-transformed="true">
          <draw:text-box>
            <text:p text:style-name="P1"><text:span text:style-name="T6">Sample Run</text:span></text:p>
          </draw:text-box>
        </draw:frame>
        <draw:frame draw:name="Footer Placeholder 3" presentation:style-name="pr2" draw:text-style-name="P4" draw:layer="layout" svg:width="11.429cm" svg:height="1.013cm" svg:x="5.292cm" svg:y="17.657cm" presentation:class="footer" presentation:user-transformed="true">
          <draw:text-box>
            <text:p text:style-name="P3"><text:span text:style-name="T2">Department of Computer Science and Engineering, GIT</text:span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TextBox 8" draw:style-name="gr3" draw:text-style-name="P9" draw:layer="layout" svg:width="21.377cm" svg:height="1.775cm" svg:x="1.693cm" svg:y="4.022cm">
          <text:p text:style-name="P8"><text:span text:style-name="T22">Compile Time Limits:</text:span></text:p>
          <text:p text:style-name="P8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6.508cm" svg:height="4.067cm" svg:x="2.117cm" svg:y="5.29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3">Max number of child processes</text:span></text:p>
              </table:table-cell>
              <table:table-cell>
                <text:p text:style-name="P8"><text:span text:style-name="T23">24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Max path length</text:span></text:p>
              </table:table-cell>
              <table:table-cell>
                <text:p text:style-name="P8"><text:span text:style-name="T3">80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Max number of chars in file name</text:span></text:p>
              </table:table-cell>
              <table:table-cell>
                <text:p text:style-name="P8"><text:span text:style-name="T3">255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Max number of open files per process</text:span></text:p>
              </table:table-cell>
              <table:table-cell>
                <text:p text:style-name="P8"><text:span text:style-name="T3">2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0" draw:style-name="gr3" draw:text-style-name="P9" draw:layer="layout" svg:width="21.377cm" svg:height="1.775cm" svg:x="1.693cm" svg:y="10.372cm">
          <text:p text:style-name="P8"><text:span text:style-name="T22">RunTime Limits:</text:span></text:p>
          <text:p text:style-name="P8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standard" draw:layer="layout" svg:width="16.508cm" svg:height="4.067cm" svg:x="2.117cm" svg:y="11.64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23">Number of clock ticks</text:span></text:p>
              </table:table-cell>
              <table:table-cell>
                <text:p text:style-name="P8"><text:span text:style-name="T23">100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Max path length</text:span></text:p>
              </table:table-cell>
              <table:table-cell>
                <text:p text:style-name="P8"><text:span text:style-name="T3">255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3">Max number of chars in file name</text:span></text:p>
              </table:table-cell>
              <table:table-cell>
                <text:p text:style-name="P8"><text:span text:style-name="T3">255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Max number of open files per process</text:span></text:p>
              </table:table-cell>
              <table:table-cell>
                <text:p text:style-name="P8"><text:span text:style-name="T3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Date Placeholder 4" presentation:style-name="pr2" draw:text-style-name="P4" draw:layer="layout" svg:width="5.926cm" svg:height="1.013cm" svg:x="1.27cm" svg:y="17.662cm">
          <draw:text-box>
            <text:p text:style-name="P10"><text:span text:style-name="T2"><text:date style:data-style-name="D1" text:date-value="2018-09-19">9/19/18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Subtitle 2" presentation:style-name="pr4" draw:text-style-name="P2" draw:layer="layout" svg:width="23.917cm" svg:height="16.932cm" svg:x="0.847cm" svg:y="1.058cm" presentation:class="subtitle" presentation:user-transformed="true">
          <draw:text-box>
            <text:p text:style-name="P1"><text:span text:style-name="T6">Learning Outcomes</text:span></text:p>
            <text:p text:style-name="P30"><text:span text:style-name="T14"/></text:p>
            <text:p text:style-name="P30"><text:span text:style-name="T24">At the end of the session, students should be able to :</text:span></text:p>
            <text:p text:style-name="P39"><text:span text:style-name="T24">1) Have a high-level view about the NCTUns network simulator</text:span></text:p>
            <text:p text:style-name="P39"><text:span text:style-name="T24">2) Install the NCTUns 1.0 network simulator package</text:span></text:p>
            <text:p text:style-name="P39"><text:span text:style-name="T24">3) Run a simulation</text:span></text:p>
            <text:p text:style-name="P39"><text:span text:style-name="T24">4) Compare compile time and run time limits. <text:s text:c="2"/>[L 4]</text:span></text:p>
            <text:p text:style-name="P39"><text:span text:style-name="T24"/></text:p>
            <text:p text:style-name="P40"><text:span text:style-name="T6"/></text:p>
            <text:p text:style-name="P1"><text:span text:style-name="T6"/></text:p>
            <text:p text:style-name="P1"><text:span text:style-name="T6"/></text:p>
            <text:p text:style-name="P30"><text:span text:style-name="T14"/></text:p>
          </draw:text-box>
        </draw:frame>
        <draw:frame draw:name="Slide Number Placeholder 5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Date Placeholder 4" presentation:style-name="pr2" draw:text-style-name="P4" draw:layer="layout" svg:width="5.926cm" svg:height="1.013cm" svg:x="1.27cm" svg:y="17.662cm">
          <draw:text-box>
            <text:p text:style-name="P10"><text:span text:style-name="T2"><text:date style:data-style-name="D1" text:date-value="2018-09-19">9/19/18</text:date></text:span></text:p>
          </draw:text-box>
        </draw:frame>
        <draw:frame draw:name="Footer Placeholder 3" presentation:style-name="pr2" draw:text-style-name="P4" draw:layer="layout" svg:width="12.276cm" svg:height="1.013cm" svg:x="5.08cm" svg:y="17.658cm">
          <draw:text-box>
            <text:p text:style-name="P3"><text:span text:style-name="T2">Department of Computer Science and Engineering,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3" svg:font-family="'Times New Roman'"/>
    <style:font-face style:name="Calibri2" svg:font-family="Calibri" style:font-family-generic="roman"/>
    <style:font-face style:name="Times New Roman" svg:font-family="'Times New Roman'" style:font-family-generic="roman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8b049" draw:end-color="#fee7f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9-19">9/19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2">Department of Computer Science and Engineering, GIT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e</meta:initial-creator>
    <meta:editing-cycles>294</meta:editing-cycles>
    <meta:creation-date>2016-02-15T09:31:48</meta:creation-date>
    <dc:date>2018-09-19T22:13:25.453882281</dc:date>
    <meta:editing-duration>P1DT22H40M56S</meta:editing-duration>
    <meta:generator>LibreOffice/5.1.6.2$Linux_X86_64 LibreOffice_project/10m0$Build-2</meta:generator>
    <meta:document-statistic meta:object-count="15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